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1354" officeooo:paragraph-rsid="00171354"/>
    </style:style>
    <style:style style:name="P2" style:family="paragraph" style:parent-style-name="Standard">
      <style:text-properties officeooo:rsid="00171354" officeooo:paragraph-rsid="0018f1d8"/>
    </style:style>
    <style:style style:name="P3" style:family="paragraph" style:parent-style-name="Standard">
      <style:text-properties fo:font-weight="normal" officeooo:rsid="00171354" officeooo:paragraph-rsid="0018f1d8" style:font-weight-asian="normal" style:font-weight-complex="normal"/>
    </style:style>
    <style:style style:name="P4" style:family="paragraph" style:parent-style-name="Standard">
      <style:text-properties officeooo:rsid="0018f1d8" officeooo:paragraph-rsid="0018f1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1d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8f1d8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are the best-case and worst-case tree heights for weighted quick-union and weighted quick-union with path compression? Give your answers in terms of order of growth.</text:p>
      <text:p text:style-name="P1"/>
      <text:p text:style-name="P1"><text:tab/>Weighted QU</text:p>
      <text:p text:style-name="P1"><text:tab/><text:tab/>Worst case: height is log N</text:p>
      <text:p text:style-name="P1"><text:tab/><text:tab/>Best case: 1</text:p>
      <text:p text:style-name="P1"/>
      <text:p text:style-name="P1">2. Textbook: 1.5.1, 1.5.2, 1.5.3</text:p>
      <text:p text:style-name="P1"/>
      <text:p text:style-name="P1">1.5.1 Show the contents of the id[] array and the number of times the array is accessed for each input pair when you use quick-find for the sequence 9-0 3-4 5-8 7-2 2-1 5-7 0-3 4-2</text:p>
      <text:p text:style-name="P1"/>
      <text:p text:style-name="P1">(Need to add number of array accesses)</text:p>
      <text:p text:style-name="P1"/>
      <text:p text:style-name="P1">Initial array</text:p>
      <text:p text:style-name="P1">Index:<text:tab/>0<text:tab/>1<text:tab/>2<text:tab/>3<text:tab/>4<text:tab/>5<text:tab/>6<text:tab/>7<text:tab/>8<text:tab/>9</text:p>
      <text:p text:style-name="P1">Value:<text:tab/>0<text:tab/>1<text:tab/>2<text:tab/>3<text:tab/>4<text:tab/>5<text:tab/>6<text:tab/>7<text:tab/>8<text:tab/>9</text:p>
      <text:p text:style-name="P1"/>
      <text:p text:style-name="P1">9-0</text:p>
      <text:p text:style-name="P1">Index:<text:tab/><text:span text:style-name="T1">0</text:span><text:tab/>1<text:tab/>2<text:tab/>3<text:tab/>4<text:tab/>5<text:tab/>6<text:tab/>7<text:tab/>8<text:tab/><text:span text:style-name="T1">9</text:span></text:p>
      <text:p text:style-name="P1">Value:<text:tab/><text:span text:style-name="T1">0</text:span><text:tab/>1<text:tab/>2<text:tab/>3<text:tab/>4<text:tab/>5<text:tab/>6<text:tab/>7<text:tab/>8<text:tab/><text:span text:style-name="T1">0</text:span></text:p>
      <text:p text:style-name="P1"/>
      <text:p text:style-name="P1">3-4</text:p>
      <text:p text:style-name="P1">Index:<text:tab/>0<text:tab/>1<text:tab/>2<text:tab/><text:span text:style-name="T1">3</text:span><text:tab/><text:span text:style-name="T1">4</text:span><text:tab/>5<text:tab/>6<text:tab/>7<text:tab/>8<text:tab/>9</text:p>
      <text:p text:style-name="P1">Value:<text:tab/>0<text:tab/>1<text:tab/>2<text:tab/><text:span text:style-name="T1">4</text:span><text:tab/><text:span text:style-name="T1">4</text:span><text:tab/>5<text:tab/>6<text:tab/>7<text:tab/>8<text:tab/>0</text:p>
      <text:p text:style-name="P1"/>
      <text:p text:style-name="P1">5-8</text:p>
      <text:p text:style-name="P1">Index:<text:tab/>0<text:tab/>1<text:tab/>2<text:tab/>3<text:tab/>4<text:tab/><text:span text:style-name="T1">5</text:span><text:tab/>6<text:tab/>7<text:tab/><text:span text:style-name="T1">8</text:span><text:tab/>9</text:p>
      <text:p text:style-name="P1">Value:<text:tab/>0<text:tab/>1<text:tab/>2<text:tab/>4<text:tab/>4<text:tab/><text:span text:style-name="T1">8</text:span><text:tab/>6<text:tab/>7<text:tab/><text:span text:style-name="T1">8</text:span><text:tab/>0</text:p>
      <text:p text:style-name="P1"/>
      <text:p text:style-name="P1">7-2</text:p>
      <text:p text:style-name="P1">Index:<text:tab/>0<text:tab/>1<text:tab/><text:span text:style-name="T1">2</text:span><text:tab/>3<text:tab/>4<text:tab/>5<text:tab/>6<text:tab/><text:span text:style-name="T1">7</text:span><text:tab/>8<text:tab/>9</text:p>
      <text:p text:style-name="P1">Value:<text:tab/>0<text:tab/>1<text:tab/><text:span text:style-name="T1">2</text:span><text:tab/>4<text:tab/>4<text:tab/>8<text:tab/>6<text:tab/><text:span text:style-name="T1">2</text:span><text:tab/>8<text:tab/>0</text:p>
      <text:p text:style-name="P1"/>
      <text:p text:style-name="P1">2-1</text:p>
      <text:p text:style-name="P1">Index:<text:tab/>0<text:tab/><text:span text:style-name="T1">1</text:span><text:tab/><text:span text:style-name="T1">2</text:span><text:tab/>3<text:tab/>4<text:tab/>5<text:tab/>6<text:tab/><text:span text:style-name="T1">7</text:span><text:tab/>8<text:tab/>9</text:p>
      <text:p text:style-name="P1">Value:<text:tab/>0<text:tab/><text:span text:style-name="T1">1</text:span><text:tab/><text:span text:style-name="T1">1</text:span><text:tab/>4<text:tab/>4<text:tab/>8<text:tab/>6<text:tab/><text:span text:style-name="T1">1</text:span><text:tab/>8<text:tab/>0</text:p>
      <text:p text:style-name="P1"/>
      <text:p text:style-name="P1">5-7</text:p>
      <text:p text:style-name="P1">Index:<text:tab/>0<text:tab/><text:span text:style-name="T1">1</text:span><text:tab/><text:span text:style-name="T1">2</text:span><text:tab/>3<text:tab/>4<text:tab/><text:span text:style-name="T1">5</text:span><text:tab/>6<text:tab/><text:span text:style-name="T1">7</text:span><text:tab/>8<text:tab/>9</text:p>
      <text:p text:style-name="P1">Value:<text:tab/>0<text:tab/><text:span text:style-name="T1">1</text:span><text:tab/><text:span text:style-name="T1">1</text:span><text:tab/>4<text:tab/>4<text:tab/><text:span text:style-name="T1">1</text:span><text:tab/>6<text:tab/><text:span text:style-name="T1">1</text:span><text:tab/>8<text:tab/>0</text:p>
      <text:p text:style-name="P1"/>
      <text:p text:style-name="P4">0-3</text:p>
      <text:p text:style-name="P1">Index:<text:tab/><text:span text:style-name="T1">0</text:span><text:tab/>1<text:tab/>2<text:tab/><text:span text:style-name="T1">3</text:span><text:tab/>4<text:tab/>5<text:tab/>6<text:tab/>7<text:tab/>8<text:tab/><text:span text:style-name="T1">9</text:span></text:p>
      <text:p text:style-name="P1">Value:<text:tab/><text:span text:style-name="T2">4</text:span><text:tab/>1<text:tab/>1<text:tab/><text:span text:style-name="T1">4</text:span><text:tab/>4<text:tab/>1<text:tab/>6<text:tab/>1<text:tab/>8<text:tab/><text:span text:style-name="T2">4</text:span></text:p>
      <text:p text:style-name="P1"/>
      <text:p text:style-name="P4">4-2</text:p>
      <text:p text:style-name="P2">Index:<text:tab/><text:span text:style-name="T1">0</text:span><text:tab/>1<text:tab/><text:span text:style-name="T6">2</text:span><text:tab/><text:span text:style-name="T1">3</text:span><text:tab/><text:span text:style-name="T1">4</text:span><text:tab/>5<text:tab/>6<text:tab/>7<text:tab/>8<text:tab/><text:span text:style-name="T1">9</text:span></text:p>
      <text:p text:style-name="P3">Value:<text:tab/><text:span text:style-name="T2">1</text:span><text:tab/>1<text:tab/><text:span text:style-name="T1">1</text:span><text:tab/><text:span text:style-name="T2">1</text:span><text:tab/><text:span text:style-name="T2">1</text:span><text:tab/>1<text:tab/>6<text:tab/>1<text:tab/>8<text:tab/><text:span text:style-name="T2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9S</meta:editing-duration>
    <meta:editing-cycles>4</meta:editing-cycles>
    <meta:generator>LibreOffice/4.3.5.2$Windows_x86 LibreOffice_project/3a87456aaa6a95c63eea1c1b3201acedf0751bd5</meta:generator>
    <dc:date>2015-01-25T17:38:16.541000000</dc:date>
    <meta:document-statistic meta:table-count="0" meta:image-count="0" meta:object-count="0" meta:page-count="1" meta:paragraph-count="34" meta:word-count="294" meta:character-count="983" meta:non-whitespace-character-count="718"/>
    <meta:user-defined meta:name="Info 1"/>
    <meta:user-defined meta:name="Info 2"/>
    <meta:user-defined meta:name="Info 3"/>
    <meta:user-defined meta:name="Info 4"/>
  </office:meta>
</office:document-meta>
</file>